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літика використання мобільних пристроїв у «FinSecure Inc»</text:p>
      <text:p text:style-name="P2"/>
      <text:p text:style-name="P2"><text:span text:style-name="T1">1. Мета та сфера застосування</text:span></text:p>
      <text:p text:style-name="P2"/>
      <text:p text:style-name="P2"><text:span text:style-name="T1">1.1. Мета</text:span></text:p>
      <text:p text:style-name="P3">Метою цієї політики є встановлення чітких правил та вимог щодо безпечного використання мобільних пристроїв (смартфонів, планшетів, ноутбуків) для доступу до корпоративних даних та систем «FinSecure Inc». Політика спрямована на мінімізацію ризиків, пов'язаних з втратою, крадіжкою пристроїв або несанкціонованим доступом до конфіденційної фінансової інформації.</text:p>
      <text:p text:style-name="P2"/>
      <text:p text:style-name="P2"><text:span text:style-name="T1">1.2. Сфера застосування</text:span></text:p>
      <text:p text:style-name="P3">Ця політика поширюється на всіх співробітників, підрядників та інших осіб, які використовують мобільні пристрої для доступу до інформаційних ресурсів «FinSecure Inc», включаючи:</text:p>
      <text:p text:style-name="P2">Корпоративні пристрої (COD – Corporate-Owned Device): пристрої, належні компанії.</text:p>
      <text:p text:style-name="P3">Особисті пристрої (BYOD – Bring Your Own Device): приватні пристрої, що використовуються для робочих цілей.</text:p>
      <text:p text:style-name="P2"/>
      <text:p text:style-name="P1">2. Визначення категорій пристроїв та загальні правила</text:p>
      <text:p text:style-name="P2"/>
      <text:p text:style-name="P2"><text:span text:style-name="T1">2.1. Корпоративні пристрої</text:span></text:p>
      <text:p text:style-name="P3">Опис: Смартфони, планшети та ноутбуки, належні «FinSecure Inc», видані співробітникам для виконання службових обов'язків.</text:p>
      <text:p text:style-name="P2"><text:span text:style-name="T1">Правила:</text:span></text:p>
      <text:p text:style-name="P3">Використання виключно для робочих цілей. Обмежене особисте використання допускається за згодою керівника, але не повинно становити ризик для безпеки.</text:p>
      <text:p text:style-name="P2"><text:s text:c="4"/>Пристрій підлягає обов'язковій реєстрації в системі MDM (Mobile Device Management).</text:p>
      <text:p text:style-name="P2"><text:s text:c="4"/>Співробітник несе повну матеріальну відповідальність за виданий йому пристрій.</text:p>
      <text:p text:style-name="P2"/>
      <text:p text:style-name="P2"><text:span text:style-name="T1">2.2. Особисті пристрої (BYOD)</text:span></text:p>
      <text:p text:style-name="P2">Опис: Приватні смартфони, планшети та ноутбуки співробітників, які використовуються для доступу до корпоративної пошти, календарів та додатків.</text:p>
      <text:p text:style-name="P2">Правила:</text:p>
      <text:p text:style-name="P3">Використання особистих пристроїв для роботи дозволяється за наявності письмової згоди співробітника та після реєстрації в MDM/MAM-системі.</text:p>
      <text:p text:style-name="P3">Компанія має право встановити обмеження та правила безпеки на робочий профіль/додатки на особистому пристрої.</text:p>
      <text:p text:style-name="P3"><text:s text:c="4"/>Ноутбуки: Використання особистих ноутбуків для прямого доступу до корпоративної мережі (наприклад, через VPN) заборонено. Дозволяється лише веб-доступ до схвалених корпоративних систем через захищені з'єднання.</text:p>
      <text:p text:style-name="P2"/>
      <text:p text:style-name="P2"><text:span text:style-name="T1">3. Вимоги до безпеки пристроїв (MDM)</text:span></text:p>
      <text:p text:style-name="P2">3.1. Базові вимоги для всіх пристроїв, що отримують доступ до корпоративних даних:</text:p>
      <text:p text:style-name="P3">Обов'язкове використання PIN-коду/пароля: Пароль має містити не менше 6 символів. На корпоративних пристроях – не менше 8 символів, включаючи цифри та літери.</text:p>
      <text:p text:style-name="P3">Автоматичне блокування: Автоблокування має активуватися не пізніше ніж через 5 хвилин бездіяльності.</text:p>
      <text:p text:style-name="P3">Шифрування даних: Обов'язкове шифрування внутрішньої пам'яті пристрою (наприклад, FileVault для macOS, BitLocker для Windows, вбудоване шифрування для iOS/Android).</text:p>
      <text:p text:style-name="P3"><text:soft-page-break/>Вимоги до програмного забезпечення: Операційна система та програмне забезпечення мають підтримуватися виробником та бути актуальними.</text:p>
      <text:p text:style-name="P2"/>
      <text:p text:style-name="P2">3.2. Процедури дій у разі втрати або крадіжки пристрою:</text:p>
      <text:p text:style-name="P3">Співробітник зобов'язаний негайно повідомити службу інформаційної безпеки (ІБ) та свого керівника.</text:p>
      <text:p text:style-name="P2">Служба ІБ має можливість дистанційно:</text:p>
      <text:p text:style-name="P2"><text:s text:c="4"/>1. <text:s/>Заблокувати пристрій.</text:p>
      <text:p text:style-name="P2"><text:s text:c="4"/>2. <text:s/>Активувати пошук пристрою (якщо функція доступна).</text:p>
      <text:p text:style-name="P2"><text:s text:c="4"/>3. <text:s/>Виконати повне віддалене очищення (wipe) всіх даних на корпоративному пристрої.</text:p>
      <text:p text:style-name="P3"><text:s text:c="4"/>4. <text:s/>Для BYOD-пристроїв – виконати очищення виключно корпоративного профілю та всіх корпоративних даних.</text:p>
      <text:p text:style-name="P2"/>
      <text:p text:style-name="P2">3.3. Додаткові заходи безпеки:</text:p>
      <text:p text:style-name="P3">VPN: Обов'язкове використання схваленого корпоративного VPN-з'єднання для доступу до внутрішніх ресурсів компанії з будь-якої зовнішньої мережі.</text:p>
      <text:p text:style-name="P3">Двофакторна автентифікація (2FA): Обов'язкова для доступу до всіх корпоративних систем (пошта, CRM, фінансові платформи).</text:p>
      <text:p text:style-name="P2"/>
      <text:p text:style-name="P2"><text:span text:style-name="T1">4. Керування застосунками (MAM)</text:span></text:p>
      <text:p text:style-name="P2"/>
      <text:p text:style-name="P2">4.1. Дозволені застосунки:</text:p>
      <text:p text:style-name="P3">Доступ до корпоративних даних дозволяється лише через схвалені компанією застосунки (наприклад, Microsoft Outlook, Authenticator, схвалені фінансові програми).</text:p>
      <text:p text:style-name="P2">Перелік дозволених застосунків підтримується та розповсюджується службою ІБ.</text:p>
      <text:p text:style-name="P2"/>
      <text:p text:style-name="P2">4.2. Обмеження та заборони:</text:p>
      <text:p text:style-name="P3">Заборонено встановлення та використання застосунків, які не пройшли перевірку безпеки (наприклад, сторонні клієнти месенджерів, файлообмінні програми з невідомих джерел).</text:p>
      <text:p text:style-name="P3">Соціальні мережі та некорпоративні засоби комунікації: Використання на корпоративних пристроях заборонено. На особистих пристроях (BYOD) використання соціальних мереж у робочий час не заохочується, але не блокується, якщо це не порушує корпоративний профіль безпеки.</text:p>
      <text:p text:style-name="P2"/>
      <text:p text:style-name="P2">4.3. Оновлення безпеки застосунків:</text:p>
      <text:p text:style-name="P3">Усі корпоративні та дозволені застосунки мають оновлюватися до останньої стабільної версії.</text:p>
      <text:p text:style-name="P3">Система MAM забезпечує автоматичне розгортання оновлень безпеки для критично важливих додатків.</text:p>
      <text:p text:style-name="P2"/>
      <text:p text:style-name="P2"><text:span text:style-name="T1">5. Політика BYOD (Bring Your Own Device)</text:span></text:p>
      <text:p text:style-name="P2">5.1. Вимоги до особистих пристроїв:</text:p>
      <text:p text:style-name="P3">Підтримувані платформи: iOS версії не старішою за 2 останніх випущених версії; Android версії не старішою за 2 останніх випущених версії. Пристрої з джейлбрейком/рутованим доступом не допускаються.</text:p>
      <text:p text:style-name="P3">Критерії дозволу: Рішення про дозвіл на використання особистого пристрою приймає керівник співробітника за погодженням зі службою ІБ на підставі перевірки пристрою на відповідність вимогам безпеки.</text:p>
      <text:p text:style-name="P2"/>
      <text:p text:style-name="P2">5.2. Захист корпоративних даних на особистих пристроях:</text:p>
      <text:p text:style-name="P3"><text:soft-page-break/>Контейнеризація (розділення даних): На всіх BYOD-пристроях обов'язково впроваджується корпоративний профіль (контейнер) за допомогою MAM-рішень. Це забезпечує ізоляцію робочих даних (пошта, контакти, документи) від особистих.</text:p>
      <text:p text:style-name="P3">Корпоративні застосунки: Усі робочі додатки встановлюються та керуються всередині корпоративного профілю.</text:p>
      <text:p text:style-name="P3">Права компанії: «FinSecure Inc» має право дистанційно видалити корпоративний профіль та всі корпоративні дані в разі:</text:p>
      <text:p text:style-name="P2"><text:s text:c="4"/>Втрати пристрою.</text:p>
      <text:p text:style-name="P2"><text:s text:c="4"/>Припинення трудових відносин із співробітником.</text:p>
      <text:p text:style-name="P2"><text:s text:c="4"/>Виявлення порушення цієї політики безпек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6:28:32.832000000</meta:creation-date>
    <dc:date>2025-09-26T16:39:30.573000000</dc:date>
    <meta:editing-duration>PT11M</meta:editing-duration>
    <meta:editing-cycles>1</meta:editing-cycles>
    <meta:document-statistic meta:table-count="0" meta:image-count="0" meta:object-count="0" meta:page-count="3" meta:paragraph-count="58" meta:word-count="666" meta:character-count="5515" meta:non-whitespace-character-count="4859"/>
    <meta:generator>Real_Office/7.4.0.3$Windows_X86_64 LibreOffice_project/</meta:generator>
  </office:meta>
</office:document-meta>
</file>